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74mm"/>
    </style:style>
    <style:style style:name="co4" style:family="table-column">
      <style:table-column-properties fo:break-before="auto" style:column-width="24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 style:data-style-name="N11">
      <style:text-properties style:font-name="Arial"/>
    </style:style>
    <style:style style:name="ce4" style:family="table-cell" style:parent-style-name="Default" style:data-style-name="N2"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sales tax rate</text:p>
          </table:table-cell>
          <table:table-cell table:style-name="ce3" office:value-type="percentage" office:value="0.1" calcext:value-type="percentage">
            <text:p>10.00%</text:p>
          </table:table-cell>
          <table:table-cell/>
          <table:table-cell office:value-type="string" calcext:value-type="string">
            <text:p>round amount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rt duty rate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Input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ales tax exemp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sales tax</text:p>
          </table:table-cell>
          <table:table-cell office:value-type="string" calcext:value-type="string">
            <text:p>import duty</text:p>
          </table:table-cell>
          <table:table-cell office:value-type="string" calcext:value-type="string">
            <text:p>item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</text:p>
          </table:table-cell>
          <table:table-cell table:style-name="ce4" office:value-type="float" office:value="12.49" calcext:value-type="float">
            <text:p>12.4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4" table:formula="of:=CEILING(IF([.C8] &lt;&gt; &quot;y&quot;;[.B8]*[.$B$1];0); [.$E$1])" office:value-type="float" office:value="0" calcext:value-type="float">
            <text:p>0.00</text:p>
          </table:table-cell>
          <table:table-cell table:style-name="ce4" table:formula="of:=CEILING(IF([.D8] &lt;&gt; &quot;n&quot;;[.B8]*[.$B$2];0); [.$E$1])" office:value-type="float" office:value="0" calcext:value-type="float">
            <text:p>0.00</text:p>
          </table:table-cell>
          <table:table-cell table:style-name="ce4" table:formula="of:=[.B8]+[.E8]+[.F8]" office:value-type="float" office:value="12.49" calcext:value-type="float">
            <text:p>12.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d</text:p>
          </table:table-cell>
          <table:table-cell table:style-name="ce4" office:value-type="float" office:value="14.99" calcext:value-type="float">
            <text:p>14.99</text:p>
          </table:table-cell>
          <table:table-cell table:number-columns-repeated="2" office:value-type="string" calcext:value-type="string">
            <text:p>n</text:p>
          </table:table-cell>
          <table:table-cell table:style-name="ce4" table:formula="of:=CEILING(IF([.C9] &lt;&gt; &quot;y&quot;;[.B9]*[.$B$1];0); [.$E$1])" office:value-type="float" office:value="1.5" calcext:value-type="float">
            <text:p>1.50</text:p>
          </table:table-cell>
          <table:table-cell table:style-name="ce4" table:formula="of:=CEILING(IF([.D9] &lt;&gt; &quot;n&quot;;[.B9]*[.$B$2];0); [.$E$1])" office:value-type="float" office:value="0" calcext:value-type="float">
            <text:p>0.00</text:p>
          </table:table-cell>
          <table:table-cell table:style-name="ce4" table:formula="of:=[.B9]+[.E9]+[.F9]" office:value-type="float" office:value="16.49" calcext:value-type="float">
            <text:p>16.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 bar</text:p>
          </table:table-cell>
          <table:table-cell table:style-name="ce4" office:value-type="float" office:value="0.85" calcext:value-type="float">
            <text:p>0.8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4" table:formula="of:=CEILING(IF([.C10] &lt;&gt; &quot;y&quot;;[.B10]*[.$B$1];0); [.$E$1])" office:value-type="float" office:value="0" calcext:value-type="float">
            <text:p>0.00</text:p>
          </table:table-cell>
          <table:table-cell table:style-name="ce4" table:formula="of:=CEILING(IF([.D10] &lt;&gt; &quot;n&quot;;[.B10]*[.$B$2];0); [.$E$1])" office:value-type="float" office:value="0" calcext:value-type="float">
            <text:p>0.00</text:p>
          </table:table-cell>
          <table:table-cell table:style-name="ce4" table:formula="of:=[.B10]+[.E10]+[.F10]" office:value-type="float" office:value="0.85" calcext:value-type="float">
            <text:p>0.8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tal taxes</text:p>
          </table:table-cell>
          <table:table-cell table:style-name="ce4" table:formula="of:=SUM([.E8:.F10])" office:value-type="float" office:value="1.5" calcext:value-type="float">
            <text:p>1.5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4" table:formula="of:=SUM([.G8:.G10])" office:value-type="float" office:value="29.83" calcext:value-type="float">
            <text:p>29.83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nput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ales tax exemp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sales tax</text:p>
          </table:table-cell>
          <table:table-cell office:value-type="string" calcext:value-type="string">
            <text:p>import duty</text:p>
          </table:table-cell>
          <table:table-cell office:value-type="string" calcext:value-type="string">
            <text:p>item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 chocolates</text:p>
          </table:table-cell>
          <table:table-cell table:style-name="ce4" office:value-type="float" office:value="10" calcext:value-type="float">
            <text:p>10.00</text:p>
          </table:table-cell>
          <table:table-cell table:number-columns-repeated="2" office:value-type="string" calcext:value-type="string">
            <text:p>y</text:p>
          </table:table-cell>
          <table:table-cell table:style-name="ce4" table:formula="of:=CEILING(IF([.C20] &lt;&gt; &quot;y&quot;;[.B20]*[.$B$1];0); [.$E$1])" office:value-type="float" office:value="0" calcext:value-type="float">
            <text:p>0.00</text:p>
          </table:table-cell>
          <table:table-cell table:style-name="ce4" table:formula="of:=CEILING(IF([.D20] &lt;&gt; &quot;n&quot;;[.B20]*[.$B$2];0); [.$E$1])" office:value-type="float" office:value="0.5" calcext:value-type="float">
            <text:p>0.50</text:p>
          </table:table-cell>
          <table:table-cell table:style-name="ce4" table:formula="of:=[.B20]+[.E20]+[.F20]" office:value-type="float" office:value="10.5" calcext:value-type="float">
            <text:p>10.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fume</text:p>
          </table:table-cell>
          <table:table-cell table:style-name="ce4" office:value-type="float" office:value="47.5" calcext:value-type="float">
            <text:p>47.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4" table:formula="of:=CEILING(IF([.C21] &lt;&gt; &quot;y&quot;;[.B21]*[.$B$1];0); [.$E$1])" office:value-type="float" office:value="4.75" calcext:value-type="float">
            <text:p>4.75</text:p>
          </table:table-cell>
          <table:table-cell table:style-name="ce4" table:formula="of:=CEILING(IF([.D21] &lt;&gt; &quot;n&quot;;[.B21]*[.$B$2];0); [.$E$1])" office:value-type="float" office:value="2.4" calcext:value-type="float">
            <text:p>2.40</text:p>
          </table:table-cell>
          <table:table-cell table:style-name="ce4" table:formula="of:=[.B21]+[.E21]+[.F21]" office:value-type="float" office:value="54.65" calcext:value-type="float">
            <text:p>54.6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tal taxes</text:p>
          </table:table-cell>
          <table:table-cell table:style-name="ce4" table:formula="of:=SUM([.E20:.F21])" office:value-type="float" office:value="7.65" calcext:value-type="float">
            <text:p>7.6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4" table:formula="of:=SUM([.G20:.G21])" office:value-type="float" office:value="65.15" calcext:value-type="float">
            <text:p>65.1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nput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ales tax exemp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sales tax</text:p>
          </table:table-cell>
          <table:table-cell office:value-type="string" calcext:value-type="string">
            <text:p>import duty</text:p>
          </table:table-cell>
          <table:table-cell office:value-type="string" calcext:value-type="string">
            <text:p>item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fume</text:p>
          </table:table-cell>
          <table:table-cell table:style-name="ce4" office:value-type="float" office:value="27.99" calcext:value-type="float">
            <text:p>27.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4" table:formula="of:=CEILING(IF([.C31] &lt;&gt; &quot;y&quot;;[.B31]*[.$B$1];0); [.$E$1])" office:value-type="float" office:value="2.8" calcext:value-type="float">
            <text:p>2.80</text:p>
          </table:table-cell>
          <table:table-cell table:style-name="ce4" table:formula="of:=CEILING(IF([.D31] &lt;&gt; &quot;n&quot;;[.B31]*[.$B$2];0); [.$E$1])" office:value-type="float" office:value="1.4" calcext:value-type="float">
            <text:p>1.40</text:p>
          </table:table-cell>
          <table:table-cell table:style-name="ce4" table:formula="of:=[.B31]+[.E31]+[.F31]" office:value-type="float" office:value="32.19" calcext:value-type="float">
            <text:p>32.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fume</text:p>
          </table:table-cell>
          <table:table-cell table:style-name="ce4" office:value-type="float" office:value="18.99" calcext:value-type="float">
            <text:p>18.99</text:p>
          </table:table-cell>
          <table:table-cell table:number-columns-repeated="2" office:value-type="string" calcext:value-type="string">
            <text:p>n</text:p>
          </table:table-cell>
          <table:table-cell table:style-name="ce4" table:formula="of:=CEILING(IF([.C32] &lt;&gt; &quot;y&quot;;[.B32]*[.$B$1];0); [.$E$1])" office:value-type="float" office:value="1.9" calcext:value-type="float">
            <text:p>1.90</text:p>
          </table:table-cell>
          <table:table-cell table:style-name="ce4" table:formula="of:=CEILING(IF([.D32] &lt;&gt; &quot;n&quot;;[.B32]*[.$B$2];0); [.$E$1])" office:value-type="float" office:value="0" calcext:value-type="float">
            <text:p>0.00</text:p>
          </table:table-cell>
          <table:table-cell table:style-name="ce4" table:formula="of:=[.B32]+[.E32]+[.F32]" office:value-type="float" office:value="20.89" calcext:value-type="float">
            <text:p>20.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dache pills</text:p>
          </table:table-cell>
          <table:table-cell table:style-name="ce4" office:value-type="float" office:value="9.75" calcext:value-type="float">
            <text:p>9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4" table:formula="of:=CEILING(IF([.C33] &lt;&gt; &quot;y&quot;;[.B33]*[.$B$1];0); [.$E$1])" office:value-type="float" office:value="0" calcext:value-type="float">
            <text:p>0.00</text:p>
          </table:table-cell>
          <table:table-cell table:style-name="ce4" table:formula="of:=CEILING(IF([.D33] &lt;&gt; &quot;n&quot;;[.B33]*[.$B$2];0); [.$E$1])" office:value-type="float" office:value="0" calcext:value-type="float">
            <text:p>0.00</text:p>
          </table:table-cell>
          <table:table-cell table:style-name="ce4" table:formula="of:=[.B33]+[.E33]+[.F33]" office:value-type="float" office:value="9.75" calcext:value-type="float">
            <text:p>9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s</text:p>
          </table:table-cell>
          <table:table-cell table:style-name="ce4" office:value-type="float" office:value="11.25" calcext:value-type="float">
            <text:p>11.25</text:p>
          </table:table-cell>
          <table:table-cell table:number-columns-repeated="2" office:value-type="string" calcext:value-type="string">
            <text:p>y</text:p>
          </table:table-cell>
          <table:table-cell table:style-name="ce4" table:formula="of:=CEILING(IF([.C34] &lt;&gt; &quot;y&quot;;[.B34]*[.$B$1];0); [.$E$1])" office:value-type="float" office:value="0" calcext:value-type="float">
            <text:p>0.00</text:p>
          </table:table-cell>
          <table:table-cell table:style-name="ce4" table:formula="of:=CEILING(IF([.D34] &lt;&gt; &quot;n&quot;;[.B34]*[.$B$2];0); [.$E$1])" office:value-type="float" office:value="0.6" calcext:value-type="float">
            <text:p>0.60</text:p>
          </table:table-cell>
          <table:table-cell table:style-name="ce4" table:formula="of:=[.B34]+[.E34]+[.F34]" office:value-type="float" office:value="11.85" calcext:value-type="float">
            <text:p>11.8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tal taxes</text:p>
          </table:table-cell>
          <table:table-cell table:style-name="ce4" table:formula="of:=SUM([.E31:.F34])" office:value-type="float" office:value="6.7" calcext:value-type="float">
            <text:p>6.7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4" table:formula="of:=SUM([.G31:.G34])" office:value-type="float" office:value="74.68" calcext:value-type="float">
            <text:p>74.68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Unit tests – ItemTest.jav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ales tax exemp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sales tax</text:p>
          </table:table-cell>
          <table:table-cell office:value-type="string" calcext:value-type="string">
            <text:p>import duty</text:p>
          </table:table-cell>
          <table:table-cell office:value-type="string" calcext:value-type="string">
            <text:p>item total</text:p>
          </table:table-cell>
          <table:table-cell/>
          <table:table-cell office:value-type="string" calcext:value-type="string">
            <text:p>total tax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0" calcext:value-type="float">
            <text:p>20.00</text:p>
          </table:table-cell>
          <table:table-cell table:number-columns-repeated="2" office:value-type="string" calcext:value-type="string">
            <text:p>n</text:p>
          </table:table-cell>
          <table:table-cell table:style-name="ce4" table:formula="of:=CEILING(IF([.C45] &lt;&gt; &quot;y&quot;;[.B45]*[.$B$1];0); [.$E$1])" office:value-type="float" office:value="2" calcext:value-type="float">
            <text:p>2.00</text:p>
          </table:table-cell>
          <table:table-cell table:style-name="ce4" table:formula="of:=CEILING(IF([.D45] &lt;&gt; &quot;n&quot;;[.B45]*[.$B$2];0); [.$E$1])" office:value-type="float" office:value="0" calcext:value-type="float">
            <text:p>0.00</text:p>
          </table:table-cell>
          <table:table-cell table:style-name="ce4" table:formula="of:=[.B45]+[.E45]+[.F45]" office:value-type="float" office:value="22" calcext:value-type="float">
            <text:p>22.00</text:p>
          </table:table-cell>
          <table:table-cell/>
          <table:table-cell table:style-name="ce4" table:formula="of:=[.E45]+[.F45]" office:value-type="float" office:value="2" calcext:value-type="float">
            <text:p>2.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5" calcext:value-type="float">
            <text:p>15.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4" table:formula="of:=CEILING(IF([.C46] &lt;&gt; &quot;y&quot;;[.B46]*[.$B$1];0); [.$E$1])" office:value-type="float" office:value="1.5" calcext:value-type="float">
            <text:p>1.50</text:p>
          </table:table-cell>
          <table:table-cell table:style-name="ce4" table:formula="of:=CEILING(IF([.D46] &lt;&gt; &quot;n&quot;;[.B46]*[.$B$2];0); [.$E$1])" office:value-type="float" office:value="0.75" calcext:value-type="float">
            <text:p>0.75</text:p>
          </table:table-cell>
          <table:table-cell table:style-name="ce4" table:formula="of:=[.B46]+[.E46]+[.F46]" office:value-type="float" office:value="17.25" calcext:value-type="float">
            <text:p>17.25</text:p>
          </table:table-cell>
          <table:table-cell/>
          <table:table-cell table:style-name="ce4" table:formula="of:=[.E46]+[.F46]" office:value-type="float" office:value="2.25" calcext:value-type="float">
            <text:p>2.25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0" calcext:value-type="float">
            <text:p>20.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4" table:formula="of:=CEILING(IF([.C47] &lt;&gt; &quot;y&quot;;[.B47]*[.$B$1];0); [.$E$1])" office:value-type="float" office:value="2" calcext:value-type="float">
            <text:p>2.00</text:p>
          </table:table-cell>
          <table:table-cell table:style-name="ce4" table:formula="of:=CEILING(IF([.D47] &lt;&gt; &quot;n&quot;;[.B47]*[.$B$2];0); [.$E$1])" office:value-type="float" office:value="1" calcext:value-type="float">
            <text:p>1.00</text:p>
          </table:table-cell>
          <table:table-cell table:style-name="ce4" table:formula="of:=[.B47]+[.E47]+[.F47]" office:value-type="float" office:value="23" calcext:value-type="float">
            <text:p>23.00</text:p>
          </table:table-cell>
          <table:table-cell/>
          <table:table-cell table:style-name="ce4" table:formula="of:=[.E47]+[.F47]" office:value-type="float" office:value="3" calcext:value-type="float">
            <text:p>3.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5" calcext:value-type="float">
            <text:p>15.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4" table:formula="of:=CEILING(IF([.C48] &lt;&gt; &quot;y&quot;;[.B48]*[.$B$1];0); [.$E$1])" office:value-type="float" office:value="1.5" calcext:value-type="float">
            <text:p>1.50</text:p>
          </table:table-cell>
          <table:table-cell table:style-name="ce4" table:formula="of:=CEILING(IF([.D48] &lt;&gt; &quot;n&quot;;[.B48]*[.$B$2];0); [.$E$1])" office:value-type="float" office:value="0.75" calcext:value-type="float">
            <text:p>0.75</text:p>
          </table:table-cell>
          <table:table-cell table:style-name="ce4" table:formula="of:=[.B48]+[.E48]+[.F48]" office:value-type="float" office:value="17.25" calcext:value-type="float">
            <text:p>17.25</text:p>
          </table:table-cell>
          <table:table-cell/>
          <table:table-cell table:style-name="ce4" table:formula="of:=[.E48]+[.F48]" office:value-type="float" office:value="2.25" calcext:value-type="float">
            <text:p>2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tal taxes</text:p>
          </table:table-cell>
          <table:table-cell table:style-name="ce4" table:formula="of:=SUM([.E45:.F48])" office:value-type="float" office:value="9.5" calcext:value-type="float">
            <text:p>9.5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4" table:formula="of:=SUM([.G45:.G48])" office:value-type="float" office:value="79.5" calcext:value-type="float">
            <text:p>79.50</text:p>
          </table:table-cell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02:56:49.8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0:28.344000000</meta:creation-date>
    <dc:date>2015-12-04T03:25:18.900000000</dc:date>
    <meta:editing-duration>PT5H52M42S</meta:editing-duration>
    <meta:editing-cycles>11</meta:editing-cycles>
    <meta:generator>LibreOffice/4.4.5.2$Windows_x86 LibreOffice_project/a22f674fd25a3b6f45bdebf25400ed2adff0ff99</meta:generator>
    <meta:document-statistic meta:table-count="1" meta:cell-count="146" meta:object-count="0"/>
  </office:meta>
</office:document-meta>
</file>